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7103" officeooo:paragraph-rsid="000f7103"/>
    </style:style>
    <style:style style:name="P2" style:family="paragraph" style:parent-style-name="Standard">
      <style:text-properties fo:color="#ff0000" loext:opacity="100%" officeooo:rsid="000f7103" officeooo:paragraph-rsid="000f7103"/>
    </style:style>
    <style:style style:name="P3" style:family="paragraph" style:parent-style-name="Standard">
      <style:text-properties fo:color="#ff0000" loext:opacity="100%" officeooo:rsid="000ff73f" officeooo:paragraph-rsid="000ff73f"/>
    </style:style>
    <style:style style:name="P4" style:family="paragraph" style:parent-style-name="Standard">
      <style:text-properties fo:color="#ff0000" loext:opacity="100%" officeooo:rsid="0011e751" officeooo:paragraph-rsid="0011e751"/>
    </style:style>
    <style:style style:name="P5" style:family="paragraph" style:parent-style-name="Standard">
      <style:text-properties fo:color="#000000" loext:opacity="100%" officeooo:rsid="000f7103" officeooo:paragraph-rsid="000f7103"/>
    </style:style>
    <style:style style:name="P6" style:family="paragraph" style:parent-style-name="Standard">
      <style:text-properties fo:color="#000000" loext:opacity="100%" officeooo:rsid="000ff73f" officeooo:paragraph-rsid="000ff73f"/>
    </style:style>
    <style:style style:name="P7" style:family="paragraph" style:parent-style-name="Standard">
      <style:text-properties fo:color="#000000" loext:opacity="100%" officeooo:rsid="0011e751" officeooo:paragraph-rsid="0011e7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ferences – Plugins</text:p>
      <text:p text:style-name="P2">Beállítások – Kiegészítők</text:p>
      <text:p text:style-name="P5">Other plugins are available online.</text:p>
      <text:p text:style-name="P2">Online elérhetők más kiegészítők is. </text:p>
      <text:p text:style-name="P5">Browse online</text:p>
      <text:p text:style-name="P2">Tallózás online</text:p>
      <text:p text:style-name="P5">Install plugin from disk</text:p>
      <text:p text:style-name="P2">Kiegészítő telepítése számítógépről</text:p>
      <text:p text:style-name="P6">Name Class Version Author Description</text:p>
      <text:p text:style-name="P3">Megnevezés Kategória Verzió Szerző Leírás</text:p>
      <text:p text:style-name="P7">Restore Defaults</text:p>
      <text:p text:style-name="P4">Alaphelyzetbe állítás</text:p>
      <text:p text:style-name="P7">Undo changes</text:p>
      <text:p text:style-name="P4">Módosítások elvetése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o" fo:country="RO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o" fo:country="RO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9T07:07:52.511000000</meta:creation-date>
    <meta:generator>LibreOffice/7.6.2.1$Windows_X86_64 LibreOffice_project/56f7684011345957bbf33a7ee678afaf4d2ba333</meta:generator>
    <dc:date>2023-11-29T07:11:26.068000000</dc:date>
    <meta:editing-duration>PT3M32S</meta:editing-duration>
    <meta:editing-cycles>3</meta:editing-cycles>
    <meta:document-statistic meta:table-count="0" meta:image-count="0" meta:object-count="0" meta:page-count="1" meta:paragraph-count="14" meta:word-count="43" meta:character-count="352" meta:non-whitespace-character-count="320"/>
  </office:meta>
</office:document-meta>
</file>